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c8b53" officeooo:paragraph-rsid="000c8b53"/>
    </style:style>
    <style:style style:name="P2" style:family="paragraph" style:parent-style-name="Standard">
      <style:paragraph-properties fo:text-align="start" style:justify-single-word="false"/>
      <style:text-properties officeooo:rsid="000c8b53" officeooo:paragraph-rsid="000c8b53"/>
    </style:style>
    <style:style style:name="P3" style:family="paragraph" style:parent-style-name="Standard">
      <style:paragraph-properties fo:text-align="center" style:justify-single-word="false"/>
      <style:text-properties officeooo:paragraph-rsid="000c8b53"/>
    </style:style>
    <style:style style:name="P4" style:family="paragraph" style:parent-style-name="Standard">
      <style:paragraph-properties fo:text-align="start" style:justify-single-word="false"/>
      <style:text-properties officeooo:paragraph-rsid="000c8b53"/>
    </style:style>
    <style:style style:name="P5" style:family="paragraph" style:parent-style-name="Standard">
      <style:paragraph-properties fo:text-align="start" style:justify-single-word="false"/>
      <style:text-properties officeooo:rsid="000cc7fd" officeooo:paragraph-rsid="000cc7fd"/>
    </style:style>
    <style:style style:name="P6" style:family="paragraph" style:parent-style-name="Standard">
      <style:paragraph-properties fo:text-align="start" style:justify-single-word="false"/>
      <style:text-properties officeooo:rsid="000fd9d7" officeooo:paragraph-rsid="000fd9d7"/>
    </style:style>
    <style:style style:name="P7" style:family="paragraph" style:parent-style-name="Text_20_body">
      <style:paragraph-properties fo:margin-top="0cm" fo:margin-bottom="0cm" style:contextual-spacing="false"/>
    </style:style>
    <style:style style:name="P8" style:family="paragraph" style:parent-style-name="Text_20_body">
      <style:paragraph-properties fo:margin-top="0cm" fo:margin-bottom="0cm" style:contextual-spacing="false"/>
      <style:text-properties officeooo:rsid="000c8b53" officeooo:paragraph-rsid="000c8b53"/>
    </style:style>
    <style:style style:name="P9" style:family="paragraph" style:parent-style-name="Text_20_body" style:list-style-name="L2">
      <style:paragraph-properties fo:margin-top="0cm" fo:margin-bottom="0cm" style:contextual-spacing="false"/>
      <style:text-properties officeooo:rsid="000c8b53" officeooo:paragraph-rsid="000c8b53"/>
    </style:style>
    <style:style style:name="P10" style:family="paragraph" style:parent-style-name="Text_20_body" style:list-style-name="L2">
      <style:paragraph-properties fo:margin-top="0cm" fo:margin-bottom="0cm" style:contextual-spacing="false"/>
      <style:text-properties officeooo:paragraph-rsid="000c8b53"/>
    </style:style>
    <style:style style:name="P11" style:family="paragraph" style:parent-style-name="Text_20_body">
      <style:paragraph-properties fo:margin-top="0cm" fo:margin-bottom="0cm" style:contextual-spacing="false"/>
      <style:text-properties officeooo:paragraph-rsid="000c8b53"/>
    </style:style>
    <style:style style:name="P12" style:family="paragraph" style:parent-style-name="Text_20_body" style:list-style-name="L2">
      <style:paragraph-properties fo:margin-top="0cm" fo:margin-bottom="0cm" style:contextual-spacing="false"/>
      <style:text-properties officeooo:rsid="000cc7fd" officeooo:paragraph-rsid="000cc7fd"/>
    </style:style>
    <style:style style:name="P13" style:family="paragraph" style:parent-style-name="Text_20_body">
      <style:paragraph-properties fo:margin-top="0cm" fo:margin-bottom="0cm" style:contextual-spacing="false"/>
      <style:text-properties officeooo:rsid="000cc7fd" officeooo:paragraph-rsid="000cc7fd"/>
    </style:style>
    <style:style style:name="P14" style:family="paragraph" style:parent-style-name="Text_20_body">
      <style:paragraph-properties fo:margin-top="0cm" fo:margin-bottom="0cm" style:contextual-spacing="false"/>
      <style:text-properties officeooo:paragraph-rsid="000cc7fd"/>
    </style:style>
    <style:style style:name="T1" style:family="text">
      <style:text-properties officeooo:rsid="000c8b53"/>
    </style:style>
    <style:style style:name="T2" style:family="text">
      <style:text-properties officeooo:rsid="000cc7fd"/>
    </style:style>
    <style:style style:name="T3" style:family="text">
      <style:text-properties style:text-position="super 58%"/>
    </style:style>
    <style:style style:name="T4" style:family="text">
      <style:text-properties style:text-position="0% 100%"/>
    </style:style>
    <style:style style:name="T5" style:family="text">
      <style:text-properties officeooo:rsid="000fd9d7"/>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 Risk Analysis and Recommendations</text:p>
      <text:p text:style-name="P5">September 8<text:span text:style-name="T3">th</text:span>, 2023</text:p>
      <text:p text:style-name="P3"/>
      <text:p text:style-name="P1"/>
      <text:p text:style-name="P13">Dear Mr/Mrs. Cyber Security Manager,</text:p>
      <text:p text:style-name="P13"/>
      <text:p text:style-name="P13">As your new security analyst, I am writing you to inform and suggest that we take note of some key areas in our infrastructure. Based on a general analysis I have discovered weakness and gaps in our security posture that we should be addressing as an organization.</text:p>
      <text:p text:style-name="P2"/>
      <text:p text:style-name="P2">An organization’s risk tolerance is calculated on its ability to operate and maintain functionality based on strategic alignment with its goals. Without an organizations critical infrastructure the business will be rendered useless. What is the likelihood of an attack or an event and what is the possible outcome if the attack were to take place?</text:p>
      <text:p text:style-name="P2"/>
      <text:p text:style-name="P2">As the companies most important asset, The web-server handles all the customer payment information, ordering of products and operates as the crown jewel of the operation it needs to remain operational 100% of the time. It must remain secure and available for business continuity and functionality. Without this integral part of the business, the organization can not operate and there for it must be protected.</text:p>
      <text:p text:style-name="P4"/>
      <text:p text:style-name="P11"><text:span text:style-name="T1">Having a Web-server facing the internet with no security create a direct risk for cyber attacks such as Ddos, ransomware or data ex filtration. In the event of either types of attacks the webserver will be a prime target. The data stored on this server must also be encrypted with a minimum of AES 128 bit algorythim. Anyone with access to this is required to have authorization and provide authentication methods to access this data. As it is always encrypted, Private keys should be stored off line on a hard wallet requiring another manager or C-level personnel to provide access to private and personal client information.</text:span></text:p>
      <text:p text:style-name="P11"/>
      <text:p text:style-name="P8">The following steps sh<text:span text:style-name="T5">ould </text:span>be taken <text:span text:style-name="T5">as collaborative effort</text:span> for identifying the risks in the organization.</text:p>
      <text:list text:style-name="L2">
        <text:list-item>
          <text:p text:style-name="P10"><text:span text:style-name="T1">Risk Identification and Categorization: Determining what the organization’s critical assets are.</text:span></text:p>
          <text:p text:style-name="P9">Categorization of the critical assets to determine their value to the organization</text:p>
        </text:list-item>
        <text:list-item>
          <text:p text:style-name="P9">Risk Analysis: Identifying what the potential likelihood of an event happening and the impact if the event took place given the current security posture.</text:p>
          <text:p text:style-name="P9">Prioritization of strategies regarding important data and critical infrastructure <text:span text:style-name="T2">and maintaining compliance in the organization.</text:span></text:p>
        </text:list-item>
        <text:list-item>
          <text:p text:style-name="P9">Risk Mitigation Strategies and Controls</text:p>
          <text:p text:style-name="P9">After reviewing current risk <text:span text:style-name="T2">tolerance </text:span>versus threat landscape, what controls could be brought in place to mitigate risk? <text:span text:style-name="T2">What risks can be tolerated based upon realistic strategies and controls and what risks can we transfer?</text:span></text:p>
        </text:list-item>
        <text:list-item>
          <text:p text:style-name="P12">Continuous Monitoring and Review of Risks</text:p>
          <text:p text:style-name="P12">As business needs change and diversify, what are the growing concerns and strategies needed to for continuous monitoring of critical systems in the organization. What controls can be implemented and where?</text:p>
        </text:list-item>
      </text:list>
      <text:p text:style-name="P13"><text:tab/>Regular review of these monitoring controls is necessary to maintain clarity in the organization. <text:s text:c="6"/></text:p>
      <text:p text:style-name="P7"><text:soft-page-break/></text:p>
      <text:p text:style-name="P13">Policies:</text:p>
      <text:p text:style-name="P7"><text:tab/><text:span text:style-name="T2">Creation of new policies to develop a secure infrastructure is an important task which should involve all members of an organization from analyst to C-level management. The creation of these policies serve as the backbone of organization and is paramount daily operations of the organization.</text:span></text:p>
      <text:p text:style-name="P13">These policies should include the review and implementation of key areas such as: </text:p>
      <text:p text:style-name="P13">Data protection, Compliance and legal obligation, Risk tolerance and mitigation strategies, Identity and access management, Event monitoring, Incident response, Disaster recovery., Business continuity and User awareness and training are some key areas that need to be addressed.</text:p>
      <text:p text:style-name="P14"/>
      <text:p text:style-name="P5">The monitoring of log’s from the fire wall firewall at the payment gateway, to server and regular traffic is important to establish a baseline for the infrastructure. By identifying what normal traffic and behaviour on the network looks like, we can detect anomalous behaviour and set alerts for these behaviours. </text:p>
      <text:p text:style-name="P5"/>
      <text:p text:style-name="P6">After addressing these security concerns collaboratively as an organization we should in a better position to operate securely and be assured we have done our due diligence to address our threat landscape with a proactive dynamic approach. Feel free to contact me further to arrange a meeting and further discuss this opportunity to enhance our security environment at Premium House Lights Inc.</text:p>
      <text:p text:style-name="P6"/>
      <text:p text:style-name="P6">Sincerely,</text:p>
      <text:p text:style-name="P6">Shawn Perreaul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15:03:53.195000000</meta:creation-date>
    <dc:date>2023-09-08T16:11:17.074000000</dc:date>
    <meta:editing-duration>P1DT19H23M7S</meta:editing-duration>
    <meta:editing-cycles>3</meta:editing-cycles>
    <meta:generator>LibreOffice/7.5.5.2$Windows_X86_64 LibreOffice_project/ca8fe7424262805f223b9a2334bc7181abbcbf5e</meta:generator>
    <meta:document-statistic meta:table-count="0" meta:image-count="0" meta:object-count="0" meta:page-count="2" meta:paragraph-count="25" meta:word-count="670" meta:character-count="4324" meta:non-whitespace-character-count="3672"/>
  </office:meta>
</office:document-meta>
</file>